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1ab2c" officeooo:paragraph-rsid="0001ab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0T10:48:39.326913864</meta:creation-date>
    <dc:date>2020-11-20T10:48:56.281936317</dc:date>
    <meta:editing-duration>PT17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7.3$Linux_X86_64 LibreOffice_project/00m0$Build-3</meta:generator>
  </office:meta>
</office:document-meta>
</file>